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d3cd6" officeooo:paragraph-rsid="001d3cd6" fo:background-color="transparent"/>
    </style:style>
    <style:style style:name="P12" style:family="paragraph" style:parent-style-name="Standard">
      <style:text-properties officeooo:rsid="001e6411" officeooo:paragraph-rsid="001e6411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合并webgl_decals.html</text:p>
      <text:p text:style-name="P10"/>
      <text:p text:style-name="P10">戒指定制</text:p>
      <text:p text:style-name="P10"/>
      <text:p text:style-name="P12">1.<text:tab/>创建圆环</text:p>
      <text:p text:style-name="P12">2.<text:tab/>合并webgl_<text:span text:style-name="T2">decals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5T20:00:21.774293492</dc:date>
    <meta:editing-duration>P1DT3H37M41S</meta:editing-duration>
    <meta:editing-cycles>19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310" meta:character-count="583" meta:non-whitespace-character-count="559"/>
  </office:meta>
</office:document-meta>
</file>